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font-weight="normal" officeooo:rsid="00177fee" officeooo:paragraph-rsid="00177fee" style:font-weight-asian="normal" style:font-weight-complex="normal"/>
    </style:style>
    <style:style style:name="P2" style:family="paragraph" style:parent-style-name="Standard">
      <style:text-properties fo:font-size="12pt" officeooo:rsid="00118bbf" officeooo:paragraph-rsid="00118bbf" style:font-size-asian="12pt" style:font-size-complex="12pt"/>
    </style:style>
    <style:style style:name="P3" style:family="paragraph" style:parent-style-name="Standard">
      <style:text-properties fo:font-size="11pt" officeooo:rsid="00118bbf" officeooo:paragraph-rsid="00118bbf" style:font-size-asian="11pt" style:font-size-complex="11pt"/>
    </style:style>
    <style:style style:name="P4" style:family="paragraph" style:parent-style-name="Standard">
      <style:text-properties fo:font-size="11pt" fo:font-weight="bold" officeooo:rsid="00118bbf" officeooo:paragraph-rsid="00118bbf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fo:font-size="11pt" fo:font-weight="bold" officeooo:rsid="00118bbf" officeooo:paragraph-rsid="00118bbf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fo:font-size="11pt" fo:font-weight="bold" officeooo:rsid="00145538" officeooo:paragraph-rsid="00145538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fo:font-size="11pt" fo:font-weight="bold" officeooo:rsid="0011a67a" officeooo:paragraph-rsid="0011a67a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fo:font-size="11pt" fo:font-weight="bold" officeooo:rsid="00177fee" officeooo:paragraph-rsid="00177fee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fo:font-size="11pt" fo:font-weight="normal" officeooo:rsid="00118bbf" officeooo:paragraph-rsid="00118bbf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118bbf" officeooo:paragraph-rsid="00118bbf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font-size="11pt" fo:font-weight="normal" officeooo:rsid="0011a67a" officeooo:paragraph-rsid="0011a67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1a67a" officeooo:paragraph-rsid="0011a67a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fo:font-weight="normal" officeooo:rsid="00145538" officeooo:paragraph-rsid="00145538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fo:font-size="11pt" fo:font-weight="normal" officeooo:rsid="00177fee" officeooo:paragraph-rsid="00177fee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77fee" officeooo:paragraph-rsid="00177fee" style:font-size-asian="11pt" style:font-weight-asian="normal" style:font-size-complex="11pt" style:font-weight-complex="normal"/>
    </style:style>
    <style:style style:name="T1" style:family="text">
      <style:text-properties officeooo:rsid="00118b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NOME:</text:span> Carlos Guilherme Hackbart</text:p>
      <text:p text:style-name="P3"/>
      <text:p text:style-name="P4">BIOPARK EDUCAÇÃO</text:p>
      <text:p text:style-name="P4"/>
      <text:list xml:id="list202457504" text:style-name="L1">
        <text:list-item>
          <text:p text:style-name="P5">PROFESSORES:</text:p>
          <text:list>
            <text:list-item>
              <text:p text:style-name="P9">ID</text:p>
            </text:list-item>
            <text:list-item>
              <text:p text:style-name="P9">NOME</text:p>
            </text:list-item>
            <text:list-item>
              <text:p text:style-name="P9">SETOR</text:p>
            </text:list-item>
            <text:list-item>
              <text:p text:style-name="P9">MATÉRIAS</text:p>
            </text:list-item>
          </text:list>
        </text:list-item>
      </text:list>
      <text:p text:style-name="P10"/>
      <text:list xml:id="list172932101551575" text:continue-numbering="true" text:style-name="L1">
        <text:list-item>
          <text:p text:style-name="P5">SETOR:</text:p>
          <text:list>
            <text:list-item>
              <text:p text:style-name="P9">ID</text:p>
            </text:list-item>
            <text:list-item>
              <text:p text:style-name="P9">NOME</text:p>
            </text:list-item>
            <text:list-item>
              <text:p text:style-name="P9">RESPONSÁVEL</text:p>
            </text:list-item>
          </text:list>
        </text:list-item>
      </text:list>
      <text:p text:style-name="P10"/>
      <text:list xml:id="list172931807754885" text:continue-numbering="true" text:style-name="L1">
        <text:list-item>
          <text:p text:style-name="P5">ALUNOS:</text:p>
          <text:list>
            <text:list-item>
              <text:p text:style-name="P9">ID</text:p>
            </text:list-item>
            <text:list-item>
              <text:p text:style-name="P9">NOME</text:p>
            </text:list-item>
            <text:list-item>
              <text:p text:style-name="P9">MATÉRIAS</text:p>
            </text:list-item>
            <text:list-item>
              <text:p text:style-name="P9">PROFESSORES</text:p>
            </text:list-item>
          </text:list>
        </text:list-item>
      </text:list>
      <text:p text:style-name="P10"/>
      <text:list xml:id="list172932285688133" text:continue-numbering="true" text:style-name="L1">
        <text:list-item>
          <text:p text:style-name="P5">MATÉRIAS:</text:p>
          <text:list>
            <text:list-item>
              <text:p text:style-name="P9">ID</text:p>
            </text:list-item>
            <text:list-item>
              <text:p text:style-name="P9">NOME</text:p>
            </text:list-item>
            <text:list-item>
              <text:p text:style-name="P11">ÁREA DE CONHECIMENTO</text:p>
            </text:list-item>
          </text:list>
        </text:list-item>
      </text:list>
      <text:p text:style-name="P12"/>
      <text:list xml:id="list172931596675871" text:continue-numbering="true" text:style-name="L1">
        <text:list-item>
          <text:p text:style-name="P6">LIVROS:</text:p>
          <text:list>
            <text:list-item>
              <text:p text:style-name="P13">ID</text:p>
            </text:list-item>
            <text:list-item>
              <text:p text:style-name="P13">DESCRIÇÃO</text:p>
            </text:list-item>
            <text:list-item>
              <text:p text:style-name="P13">MATÉRIAS</text:p>
            </text:list-item>
          </text:list>
        </text:list-item>
      </text:list>
      <text:p text:style-name="P10"/>
      <text:list xml:id="list172931518751834" text:continue-numbering="true" text:style-name="L1">
        <text:list-item>
          <text:p text:style-name="P7">ÁREA DE CONHECIMENTO:</text:p>
          <text:list>
            <text:list-item>
              <text:p text:style-name="P11">ID</text:p>
            </text:list-item>
            <text:list-item>
              <text:p text:style-name="P11">DESCRIÇÃO</text:p>
            </text:list-item>
          </text:list>
        </text:list-item>
      </text:list>
      <text:p text:style-name="P10"/>
      <text:list xml:id="list172931634919974" text:continue-numbering="true" text:style-name="L1">
        <text:list-item>
          <text:p text:style-name="P5">CURSOS:</text:p>
          <text:list>
            <text:list-item>
              <text:p text:style-name="P9">ID</text:p>
            </text:list-item>
            <text:list-item>
              <text:p text:style-name="P9">NOME</text:p>
            </text:list-item>
            <text:list-item>
              <text:p text:style-name="P9">MATÉRIAS</text:p>
            </text:list-item>
          </text:list>
        </text:list-item>
      </text:list>
      <text:p text:style-name="P10"/>
      <text:list xml:id="list172931706188913" text:continue-numbering="true" text:style-name="L1">
        <text:list-item>
          <text:p text:style-name="P5">PRÉDIO:</text:p>
          <text:list>
            <text:list-item>
              <text:p text:style-name="P9">ID</text:p>
            </text:list-item>
            <text:list-item>
              <text:p text:style-name="P9">LOTES</text:p>
            </text:list-item>
            <text:list-item>
              <text:p text:style-name="P9">QUANTIDADE DE ANDAR</text:p>
            </text:list-item>
          </text:list>
        </text:list-item>
      </text:list>
      <text:p text:style-name="P10"/>
      <text:list xml:id="list172931375574760" text:continue-numbering="true" text:style-name="L1">
        <text:list-item>
          <text:p text:style-name="P5">LOTES:</text:p>
          <text:list>
            <text:list-item>
              <text:p text:style-name="P9">ID</text:p>
            </text:list-item>
            <text:list-item>
              <text:p text:style-name="P9">DESCRIÇÃO</text:p>
              <text:p text:style-name="P9"/>
            </text:list-item>
          </text:list>
        </text:list-item>
        <text:list-item>
          <text:p text:style-name="P8">SALAS:</text:p>
          <text:list>
            <text:list-item>
              <text:p text:style-name="P14">ID</text:p>
            </text:list-item>
            <text:list-item>
              <text:p text:style-name="P14">NOME</text:p>
            </text:list-item>
            <text:list-item>
              <text:p text:style-name="P14">TIPO DE SALA:</text:p>
            </text:list-item>
          </text:list>
        </text:list-item>
      </text:list>
      <text:p text:style-name="P15"/>
      <text:list xml:id="list172930436390677" text:continue-numbering="true" text:style-name="L1">
        <text:list-item>
          <text:p text:style-name="P8">TIPO DE SALAS:</text:p>
          <text:list>
            <text:list-item>
              <text:p text:style-name="P14">ID</text:p>
            </text:list-item>
            <text:list-item>
              <text:p text:style-name="P1"><text:span text:style-name="T3">NOM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5:58:57.700000000</meta:creation-date>
    <dc:date>2022-06-30T17:28:40.318000000</dc:date>
    <meta:editing-duration>PT8M22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6" meta:word-count="103" meta:character-count="386" meta:non-whitespace-character-count="372"/>
  </office:meta>
</office:document-meta>
</file>